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19" calcext:value-type="float">
            <text:p>-2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29" calcext:value-type="float">
            <text:p>-1.2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.49" calcext:value-type="float">
            <text:p>2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25:15.550808867</meta:creation-date>
    <dc:date>2018-11-06T17:26:44.009438479</dc:date>
    <meta:editing-duration>PT1M28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